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D000004272C39FBE3F337C7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991cm" svg:x="1cm" svg:y="6.474cm">
          <draw:image xlink:href="Pictures/100002010000056D000004272C39FBE3F337C7B1.png" xlink:type="simple" xlink:show="embed" xlink:actuate="onLoad" loext:mime-type="image/png">
            <text:p/>
          </draw:image>
        </draw:frame>
        <draw:line draw:style-name="gr2" draw:text-style-name="P2" draw:layer="layout" svg:x1="16.875cm" svg:y1="9.509cm" svg:x2="18.399cm" svg:y2="8.366cm">
          <text:p/>
        </draw:line>
        <draw:frame draw:style-name="gr3" draw:text-style-name="P4" draw:layer="layout" svg:width="2.159cm" svg:height="0.962cm" svg:x="15.478cm" svg:y="9.636cm">
          <draw:text-box>
            <text:p text:style-name="P3">lock</text:p>
          </draw:text-box>
        </draw:frame>
        <draw:line draw:style-name="gr2" draw:text-style-name="P2" draw:layer="layout" svg:x1="18.399cm" svg:y1="7.223cm" svg:x2="19.415cm" svg:y2="7.985cm">
          <text:p/>
        </draw:line>
        <draw:frame draw:style-name="gr4" draw:text-style-name="P4" draw:layer="layout" svg:width="4.826cm" svg:height="1.143cm" svg:x="13.827cm" svg:y="6.588cm">
          <draw:text-box>
            <text:p text:style-name="P3">Snap Midpoi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1T15:04:22.917122378</dc:date>
    <meta:editing-duration>PT4M50S</meta:editing-duration>
    <meta:editing-cycles>1</meta:editing-cycles>
    <meta:document-statistic meta:object-count="5"/>
    <meta:generator>LibreOffice/6.4.7.2$Linux_X86_64 LibreOffice_project/40$Build-2</meta:generator>
  </office:meta>
</office:document-meta>
</file>